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ConvertUtils.convert( String [ ] values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get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de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lookup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lookup( Class clazz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Object 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register( LocaleConverter converter , Class clazz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String value , Class clazz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deregis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String value , Class clazz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setDefaul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String [ ] values , Class clazz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String [ ] values , Class clazz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getApplyLoc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reat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convert( String valu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setApplyLocalized( boolean newApplyLocaliz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ConvertUtils.deregister( Class clazz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